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520000044C1E381478A0368B1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fo:padding="0.0193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in" svg:y="0in" svg:width="3.75in" svg:height="5in" draw:z-index="0"><draw:image xlink:href="Pictures/10000201000003520000044C1E381478A0368B1E.png" xlink:type="simple" xlink:show="embed" xlink:actuate="onLoad"/></draw:frame><draw:frame draw:style-name="fr1" draw:name="Image2" text:anchor-type="paragraph" svg:x="4.2602in" svg:y="0in" svg:width="3.75in" svg:height="5in" draw:z-index="1"><draw:image xlink:href="Pictures/10000201000003520000044C1E381478A0368B1E.png" xlink:type="simple" xlink:show="embed" xlink:actuate="onLoad"/></draw:frame><draw:frame draw:style-name="fr1" draw:name="Image3" text:anchor-type="paragraph" svg:x="0in" svg:y="5.5102in" svg:width="3.75in" svg:height="5in" draw:z-index="2"><draw:image xlink:href="Pictures/10000201000003520000044C1E381478A0368B1E.png" xlink:type="simple" xlink:show="embed" xlink:actuate="onLoad"/></draw:frame><draw:frame draw:style-name="fr1" draw:name="Image4" text:anchor-type="paragraph" svg:x="4.2516in" svg:y="5.502in" svg:width="3.75in" svg:height="5in" draw:z-index="3"><draw:image xlink:href="Pictures/10000201000003520000044C1E381478A0368B1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19:20:42.384647038</meta:creation-date>
    <dc:date>2016-06-02T01:51:51.436069620</dc:date>
    <meta:editing-duration>PT2M57S</meta:editing-duration>
    <meta:editing-cycles>7</meta:editing-cycles>
    <meta:generator>LibreOffice/5.0.6.3$Linux_X86_64 LibreOffice_project/00m0$Build-3</meta:generator>
    <meta:document-statistic meta:table-count="0" meta:image-count="4" meta:object-count="0" meta:page-count="1" meta:paragraph-count="0" meta:word-count="0" meta:character-count="0" meta:non-whitespace-character-count="0"/>
  </office:meta>
</office:document-meta>
</file>